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7e18" officeooo:paragraph-rsid="00057e18"/>
    </style:style>
    <style:style style:name="P2" style:family="paragraph" style:parent-style-name="Standard">
      <style:text-properties officeooo:rsid="00057e18" officeooo:paragraph-rsid="00057e18"/>
    </style:style>
    <style:style style:name="P3" style:family="paragraph" style:parent-style-name="Standard">
      <style:text-properties officeooo:rsid="00073e38" officeooo:paragraph-rsid="00073e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01:</text:p>
      <text:p text:style-name="P1">1.1, 1.2</text:p>
      <text:p text:style-name="P1">AB02:</text:p>
      <text:p text:style-name="P1">3.1, 2.2</text:p>
      <text:p text:style-name="P3">AB03:</text:p>
      <text:p text:style-name="P3">3.2</text:p>
      <text:p text:style-name="P3">AB04:</text:p>
      <text:p text:style-name="P3">1.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5-10T10:53:26.830000000</dc:date>
    <meta:editing-duration>PT1H30M15S</meta:editing-duration>
    <meta:editing-cycles>4</meta:editing-cycles>
    <meta:document-statistic meta:table-count="0" meta:image-count="0" meta:object-count="0" meta:page-count="1" meta:paragraph-count="8" meta:word-count="10" meta:character-count="42" meta:non-whitespace-character-count="40"/>
  </office:meta>
</office:document-meta>
</file>